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10.25" calcext:value-type="float">
            <text:p>110.2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4]-[.B84]" office:value-type="time" office:time-value="PT00H00M00S" calcext:value-type="time">
            <text:p>00:00:00</text:p>
          </table:table-cell>
          <table:table-cell table:formula="of:=[.E84]*24" office:value-type="float" office:value="0" calcext:value-type="float">
            <text:p>0.00</text:p>
          </table:table-cell>
          <table:table-cell/>
          <table:table-cell table:formula="of:=[.H83]+[.F84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5]-[.B85]" office:value-type="time" office:time-value="PT00H00M00S" calcext:value-type="time">
            <text:p>00:00:00</text:p>
          </table:table-cell>
          <table:table-cell table:formula="of:=[.E85]*24" office:value-type="float" office:value="0" calcext:value-type="float">
            <text:p>0.00</text:p>
          </table:table-cell>
          <table:table-cell/>
          <table:table-cell table:formula="of:=[.H84]+[.F85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6]-[.B86]" office:value-type="time" office:time-value="PT00H00M00S" calcext:value-type="time">
            <text:p>00:00:00</text:p>
          </table:table-cell>
          <table:table-cell table:formula="of:=[.E86]*24" office:value-type="float" office:value="0" calcext:value-type="float">
            <text:p>0.00</text:p>
          </table:table-cell>
          <table:table-cell/>
          <table:table-cell table:formula="of:=[.H85]+[.F86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7]-[.B87]" office:value-type="time" office:time-value="PT00H00M00S" calcext:value-type="time">
            <text:p>00:00:00</text:p>
          </table:table-cell>
          <table:table-cell table:formula="of:=[.E87]*24" office:value-type="float" office:value="0" calcext:value-type="float">
            <text:p>0.00</text:p>
          </table:table-cell>
          <table:table-cell/>
          <table:table-cell table:formula="of:=[.H86]+[.F87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8]-[.B88]" office:value-type="time" office:time-value="PT00H00M00S" calcext:value-type="time">
            <text:p>00:00:00</text:p>
          </table:table-cell>
          <table:table-cell table:formula="of:=[.E88]*24" office:value-type="float" office:value="0" calcext:value-type="float">
            <text:p>0.00</text:p>
          </table:table-cell>
          <table:table-cell/>
          <table:table-cell table:formula="of:=[.H87]+[.F88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9]-[.B89]" office:value-type="time" office:time-value="PT00H00M00S" calcext:value-type="time">
            <text:p>00:00:00</text:p>
          </table:table-cell>
          <table:table-cell table:formula="of:=[.E89]*24" office:value-type="float" office:value="0" calcext:value-type="float">
            <text:p>0.00</text:p>
          </table:table-cell>
          <table:table-cell/>
          <table:table-cell table:formula="of:=[.H88]+[.F89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0]-[.B90]" office:value-type="time" office:time-value="PT00H00M00S" calcext:value-type="time">
            <text:p>00:00:00</text:p>
          </table:table-cell>
          <table:table-cell table:formula="of:=[.E90]*24" office:value-type="float" office:value="0" calcext:value-type="float">
            <text:p>0.00</text:p>
          </table:table-cell>
          <table:table-cell/>
          <table:table-cell table:formula="of:=[.H89]+[.F90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1]-[.B91]" office:value-type="time" office:time-value="PT00H00M00S" calcext:value-type="time">
            <text:p>00:00:00</text:p>
          </table:table-cell>
          <table:table-cell table:formula="of:=[.E91]*24" office:value-type="float" office:value="0" calcext:value-type="float">
            <text:p>0.00</text:p>
          </table:table-cell>
          <table:table-cell/>
          <table:table-cell table:formula="of:=[.H90]+[.F91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2]-[.B92]" office:value-type="time" office:time-value="PT00H00M00S" calcext:value-type="time">
            <text:p>00:00:00</text:p>
          </table:table-cell>
          <table:table-cell table:formula="of:=[.E92]*24" office:value-type="float" office:value="0" calcext:value-type="float">
            <text:p>0.00</text:p>
          </table:table-cell>
          <table:table-cell/>
          <table:table-cell table:formula="of:=[.H91]+[.F92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2]-[.I9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3]-[.B93]" office:value-type="time" office:time-value="PT00H00M00S" calcext:value-type="time">
            <text:p>00:00:00</text:p>
          </table:table-cell>
          <table:table-cell table:formula="of:=[.E93]*24" office:value-type="float" office:value="0" calcext:value-type="float">
            <text:p>0.00</text:p>
          </table:table-cell>
          <table:table-cell/>
          <table:table-cell table:formula="of:=[.H92]+[.F9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4]-[.B94]" office:value-type="time" office:time-value="PT00H00M00S" calcext:value-type="time">
            <text:p>00:00:00</text:p>
          </table:table-cell>
          <table:table-cell table:formula="of:=[.E94]*24" office:value-type="float" office:value="0" calcext:value-type="float">
            <text:p>0.00</text:p>
          </table:table-cell>
          <table:table-cell/>
          <table:table-cell table:formula="of:=[.H93]+[.F94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5]-[.B95]" office:value-type="time" office:time-value="PT00H00M00S" calcext:value-type="time">
            <text:p>00:00:00</text:p>
          </table:table-cell>
          <table:table-cell table:formula="of:=[.E95]*24" office:value-type="float" office:value="0" calcext:value-type="float">
            <text:p>0.00</text:p>
          </table:table-cell>
          <table:table-cell/>
          <table:table-cell table:formula="of:=[.H94]+[.F95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6]-[.B96]" office:value-type="time" office:time-value="PT00H00M00S" calcext:value-type="time">
            <text:p>00:00:00</text:p>
          </table:table-cell>
          <table:table-cell table:formula="of:=[.E96]*24" office:value-type="float" office:value="0" calcext:value-type="float">
            <text:p>0.00</text:p>
          </table:table-cell>
          <table:table-cell/>
          <table:table-cell table:formula="of:=[.H95]+[.F96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7]-[.B97]" office:value-type="time" office:time-value="PT00H00M00S" calcext:value-type="time">
            <text:p>00:00:00</text:p>
          </table:table-cell>
          <table:table-cell table:formula="of:=[.E97]*24" office:value-type="float" office:value="0" calcext:value-type="float">
            <text:p>0.00</text:p>
          </table:table-cell>
          <table:table-cell/>
          <table:table-cell table:formula="of:=[.H96]+[.F97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8]-[.B98]" office:value-type="time" office:time-value="PT00H00M00S" calcext:value-type="time">
            <text:p>00:00:00</text:p>
          </table:table-cell>
          <table:table-cell table:formula="of:=[.E98]*24" office:value-type="float" office:value="0" calcext:value-type="float">
            <text:p>0.00</text:p>
          </table:table-cell>
          <table:table-cell/>
          <table:table-cell table:formula="of:=[.H97]+[.F98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9]-[.B99]" office:value-type="time" office:time-value="PT00H00M00S" calcext:value-type="time">
            <text:p>00:00:00</text:p>
          </table:table-cell>
          <table:table-cell table:formula="of:=[.E99]*24" office:value-type="float" office:value="0" calcext:value-type="float">
            <text:p>0.00</text:p>
          </table:table-cell>
          <table:table-cell/>
          <table:table-cell table:formula="of:=[.H98]+[.F99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0]-[.B100]" office:value-type="time" office:time-value="PT00H00M00S" calcext:value-type="time">
            <text:p>00:00:00</text:p>
          </table:table-cell>
          <table:table-cell table:formula="of:=[.E100]*24" office:value-type="float" office:value="0" calcext:value-type="float">
            <text:p>0.00</text:p>
          </table:table-cell>
          <table:table-cell/>
          <table:table-cell table:formula="of:=[.H99]+[.F100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1]-[.B101]" office:value-type="time" office:time-value="PT00H00M00S" calcext:value-type="time">
            <text:p>00:00:00</text:p>
          </table:table-cell>
          <table:table-cell table:formula="of:=[.E101]*24" office:value-type="float" office:value="0" calcext:value-type="float">
            <text:p>0.00</text:p>
          </table:table-cell>
          <table:table-cell/>
          <table:table-cell table:formula="of:=[.H100]+[.F101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2]-[.B102]" office:value-type="time" office:time-value="PT00H00M00S" calcext:value-type="time">
            <text:p>00:00:00</text:p>
          </table:table-cell>
          <table:table-cell table:formula="of:=[.E102]*24" office:value-type="float" office:value="0" calcext:value-type="float">
            <text:p>0.00</text:p>
          </table:table-cell>
          <table:table-cell/>
          <table:table-cell table:formula="of:=[.H101]+[.F102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3]-[.B103]" office:value-type="time" office:time-value="PT00H00M00S" calcext:value-type="time">
            <text:p>00:00:00</text:p>
          </table:table-cell>
          <table:table-cell table:formula="of:=[.E103]*24" office:value-type="float" office:value="0" calcext:value-type="float">
            <text:p>0.00</text:p>
          </table:table-cell>
          <table:table-cell/>
          <table:table-cell table:formula="of:=[.H102]+[.F10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4]-[.B104]" office:value-type="time" office:time-value="PT00H00M00S" calcext:value-type="time">
            <text:p>00:00:00</text:p>
          </table:table-cell>
          <table:table-cell table:formula="of:=[.E104]*24" office:value-type="float" office:value="0" calcext:value-type="float">
            <text:p>0.00</text:p>
          </table:table-cell>
          <table:table-cell/>
          <table:table-cell table:formula="of:=[.H103]+[.F104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7" calcext:value-type="float">
            <text:p>-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10:42:04.2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2-24T19:59:40.149000000</dc:date>
    <meta:editing-duration>P22DT11H12M44S</meta:editing-duration>
    <meta:editing-cycles>253</meta:editing-cycles>
    <meta:generator>LibreOffice/24.8.4.2$Windows_X86_64 LibreOffice_project/bb3cfa12c7b1bf994ecc5649a80400d06cd71002</meta:generator>
    <meta:document-statistic meta:table-count="1" meta:cell-count="727" meta:object-count="0"/>
  </office:meta>
</office:document-meta>
</file>